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706" officeooo:paragraph-rsid="0007a706"/>
    </style:style>
    <style:style style:name="P2" style:family="paragraph" style:parent-style-name="Standard">
      <style:text-properties officeooo:paragraph-rsid="0007a706"/>
    </style:style>
    <style:style style:name="T1" style:family="text">
      <style:text-properties officeooo:rsid="0007a7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7UVa1yIpYwVUTGo$!lOF</text:p>
      <text:p text:style-name="Standard"><text:a xlink:type="simple" xlink:href="https://process.spoken-tutorial.org/index.php/Software-Training#Certificate_of_Participation" text:style-name="Internet_20_link" text:visited-style-name="Visited_20_Internet_20_Link">https://process.spoken-tutorial.org/index.php/Software-Training#Certificate_of_Participation</text:a></text:p>
      <text:p text:style-name="P2"><text:span text:style-name="T1">bitnami <text:s text:c="2"/></text:span><text:a xlink:type="simple" xlink:href="http://127.0.0.1:8080/" text:style-name="Internet_20_link" text:visited-style-name="Visited_20_Internet_20_Link">http://127.0.0.1:8080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2:18:18.429126121</meta:creation-date>
    <dc:date>2020-04-21T14:37:44.920070039</dc:date>
    <meta:editing-duration>PT1H42M27S</meta:editing-duration>
    <meta:editing-cycles>3</meta:editing-cycles>
    <meta:generator>LibreOffice/6.4.1.1$Linux_X86_64 LibreOffice_project/40$Build-1</meta:generator>
    <meta:document-statistic meta:table-count="0" meta:image-count="0" meta:object-count="0" meta:page-count="1" meta:paragraph-count="3" meta:word-count="4" meta:character-count="144" meta:non-whitespace-character-count="141"/>
  </office:meta>
</office:document-meta>
</file>